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66" draw:opacity="50%" draw:textarea-horizontal-align="justify" draw:textarea-vertical-align="middle" draw:auto-grow-height="false" fo:min-height="1.542cm" fo:min-width="1.3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049cm" svg:y1="9.89cm" svg:x2="10.779cm" svg:y2="8.239cm">
          <text:p/>
        </draw:line>
        <draw:custom-shape draw:style-name="gr2" draw:text-style-name="P3" draw:layer="layout" svg:width="2.667cm" svg:height="2.54cm" svg:x="8.493cm" svg:y="6.207cm">
          <text:p text:style-name="P2">Server 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2.667cm" svg:height="2.54cm" svg:x="6.08cm" svg:y="10.144cm">
          <text:p text:style-name="P2">Server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2.667cm" svg:height="2.54cm" svg:x="4.048cm" svg:y="14.081cm">
          <text:p text:style-name="P2">Client 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" draw:text-style-name="P1" draw:layer="layout" svg:x1="7.985cm" svg:y1="10.144cm" svg:x2="9.001cm" svg:y2="8.366cm">
          <text:p/>
        </draw:line>
        <draw:custom-shape draw:style-name="gr2" draw:text-style-name="P3" draw:layer="layout" svg:width="2.667cm" svg:height="2.54cm" svg:x="11.033cm" svg:y="10.017cm">
          <text:p text:style-name="P2">Server 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" draw:text-style-name="P1" draw:layer="layout" svg:x1="5.699cm" svg:y1="14.266cm" svg:x2="6.715cm" svg:y2="12.4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4:46:41.060032555</meta:creation-date>
    <dc:date>2018-05-25T17:15:49.841698453</dc:date>
    <meta:editing-duration>PT14M42S</meta:editing-duration>
    <meta:editing-cycles>3</meta:editing-cycles>
    <meta:generator>LibreOffice/5.1.6.2$Linux_X86_64 LibreOffice_project/10m0$Build-2</meta:generator>
    <meta:document-statistic meta:object-count="7"/>
  </office:meta>
</office:document-meta>
</file>